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PI</text:p>
          </table:table-cell>
          <table:table-cell office:value-type="string" calcext:value-type="string">
            <text:p>Other Ios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Gradients</text:p>
          </table:table-cell>
          <table:table-cell office:value-type="float" office:value="1" calcext:value-type="float">
            <text:p>1</text:p>
          </table:table-cell>
          <table:table-cell/>
          <table:table-cell table:formula="of:=4*[.J16]*[.H16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AC</text:p>
          </table:table-cell>
          <table:table-cell table:formula="of:=180" office:value-type="float" office:value="180" calcext:value-type="float">
            <text:p>180</text:p>
          </table:table-cell>
          <table:table-cell office:value-type="string" calcext:value-type="string">
            <text:p>Ms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F DAC</text:p>
          </table:table-cell>
          <table:table-cell office:value-type="float" office:value="1" calcext:value-type="float">
            <text:p>1</text:p>
          </table:table-cell>
          <table:table-cell/>
          <table:table-cell table:formula="of:=4*[.J17]*[.H17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formula="of:=1/[.C17]" office:value-type="float" office:value="0.00555555555555556" calcext:value-type="float">
            <text:p>0,005555555555556</text:p>
          </table:table-cell>
          <table:table-cell office:value-type="string" calcext:value-type="string">
            <text:p>us</text:p>
          </table:table-cell>
          <table:table-cell table:formula="of:=1000*[.C18]" office:value-type="float" office:value="5.55555555555556" calcext:value-type="float">
            <text:p>5,55555555555556</text:p>
          </table:table-cell>
          <table:table-cell office:value-type="string" calcext:value-type="string">
            <text:p>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MODULA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4*[.J18]*[.H18]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/>
          <table:table-cell table:formula="of:=4*[.J19]*[.H19]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096" calcext:value-type="float">
            <text:p>4096</text:p>
          </table:table-cell>
          <table:table-cell office:value-type="string" calcext:value-type="string">
            <text:p>pts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SUM([.L16:.L19])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formula="of:=[.E20]*[.E18]/1000" office:value-type="float" office:value="22.7555555555556" calcext:value-type="float">
            <text:p>22,7555555555556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Imag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bit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als per point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D28]*[.D28]*[.D28]*[.D29]/8*[.D30]/1024/1024" office:value-type="float" office:value="64" calcext:value-type="float">
            <text:p>6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r image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/[.D28]" office:value-type="float" office:value="0.25" calcext:value-type="float">
            <text:p>0,25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per plan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4:14:25.048044514</meta:creation-date>
    <dc:date>2020-12-24T16:38:23.379729633</dc:date>
    <meta:editing-duration>PT20M46S</meta:editing-duration>
    <meta:editing-cycles>6</meta:editing-cycles>
    <meta:generator>LibreOffice/6.0.7.3$Linux_X86_64 LibreOffice_project/00m0$Build-3</meta:generator>
    <meta:document-statistic meta:table-count="1" meta:cell-count="44" meta:object-count="0"/>
  </office:meta>
</office:document-meta>
</file>